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1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1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0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0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0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0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0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9904" calcext:value-type="float">
            <text:p>47.9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0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0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0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0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200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199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199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199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199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199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199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199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198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18103</text:p>
          </table:table-cell>
          <table:table-cell office:value-type="string" calcext:value-type="string">
            <text:p>198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